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  <style:font-face style:name="source-code-pro" svg:font-family="source-code-pro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ext_20_body">
      <style:text-properties style:font-name="Poppins" fo:font-size="8pt" style:font-size-asian="8pt" style:font-size-complex="8pt"/>
    </style:style>
    <style:style style:name="P3" style:family="paragraph" style:parent-style-name="Standard">
      <style:text-properties style:font-name="Poppins" fo:font-size="8pt" style:font-size-asian="8pt" style:font-size-complex="8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T1" style:family="text">
      <style:text-properties style:font-name="Poppins" fo:font-size="8pt" style:font-size-asian="8pt" style:font-size-complex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uildTrack structure</text:p>
      <text:p text:style-name="P3"/>
      <text:p text:style-name="P3">views folder:</text:p>
      <text:p text:style-name="P3">| <text:s/>auth folder</text:p>
      <text:p text:style-name="P3">| <text:s text:c="5"/>|----login.blade.php</text:p>
      <text:p text:style-name="P3">| <text:s text:c="5"/>|----reset_pass.blade.php</text:p>
      <text:p text:style-name="P3">| <text:s text:c="5"/>|----update_pass.blade.php</text:p>
      <text:p text:style-name="P3">| <text:s/>dashboard</text:p>
      <text:p text:style-name="P3">| <text:s text:c="5"/>|---home.blade.php</text:p>
      <text:p text:style-name="P3">| <text:s/>layouts</text:p>
      <text:p text:style-name="P3">| <text:s text:c="5"/>|---main.blade.php</text:p>
      <text:p text:style-name="P3">| <text:s/>tasks</text:p>
      <text:p text:style-name="P3">| <text:s text:c="5"/>|---add_task.blade.php</text:p>
      <text:p text:style-name="P3">| <text:s text:c="5"/>|---all_tasks.blade.php</text:p>
      <text:p text:style-name="P3">| <text:s text:c="5"/>|---view_task.blade.php</text:p>
      <text:p text:style-name="P3">| <text:s/>categories</text:p>
      <text:p text:style-name="P3">| <text:s text:c="5"/>|---add_category.blade.php</text:p>
      <text:p text:style-name="P3">| <text:s text:c="5"/>|---all_categories.blade.php</text:p>
      <text:p text:style-name="P3">| <text:s/>users</text:p>
      <text:p text:style-name="P3">| <text:s text:c="5"/>|---add_user.blade.php</text:p>
      <text:p text:style-name="P3">| <text:s text:c="5"/>|---all_users.blade.php</text:p>
      <text:p text:style-name="P3">| <text:s text:c="5"/>|---home.blade.php</text:p>
      <text:p text:style-name="P3">| <text:s text:c="5"/>|---view_user.blade.php</text:p>
      <text:p text:style-name="P3">| <text:s/>fallback.blade.php</text:p>
      <text:p text:style-name="P3"/>
      <text:p text:style-name="P3">routes folder:</text:p>
      <text:p text:style-name="P3">|----api.php</text:p>
      <text:p text:style-name="P3">|----channels.php</text:p>
      <text:p text:style-name="P3">|----console.php</text:p>
      <text:p text:style-name="P3">|----web.php</text:p>
      <text:p text:style-name="P3"/>
      <text:p text:style-name="P3">controllers folder:</text:p>
      <text:p text:style-name="P3">|----Controller.php</text:p>
      <text:p text:style-name="P3">|----DashBoardController.php</text:p>
      <text:p text:style-name="P3">|----TaskApiController.php</text:p>
      <text:p text:style-name="P3">|----TasksController.php</text:p>
      <text:p text:style-name="P3">|----UserController.php</text:p>
      <text:p text:style-name="P3"/>
      <text:p text:style-name="P3">- laravel new project-buildTrack</text:p>
      <text:p text:style-name="P3">- composer update</text:p>
      <text:p text:style-name="P3">- composer require laravel/fortify</text:p>
      <text:p text:style-name="P3">- php artisan migrate:status</text:p>
      <text:p text:style-name="P3">- php artisan make migration - - create_database</text:p>
      <text:p text:style-name="P3">- php artisan vendor:publish --provider="Laravel\Fortify\FortifyServiceProvider"</text:p>
      <text:p text:style-name="P3">- php artisan migrate</text:p>
      <text:p text:style-name="P3"/>
      <text:p text:style-name="P3">categorias:</text:p>
      <text:p text:style-name="P3">| <text:s/>(1, 'betão'),</text:p>
      <text:p text:style-name="P3">| <text:s text:c="5"/>|---- estrutura</text:p>
      <text:p text:style-name="P3">| <text:s/>(2, 'alvenaria')</text:p>
      <text:p text:style-name="P3">| <text:s text:c="5"/>|---- ceramico</text:p>
      <text:p text:style-name="P3">| <text:s text:c="5"/>|---- pedra</text:p>
      <text:p text:style-name="P3">| <text:s/>(3, 'reboco'),</text:p>
      <text:p text:style-name="P3">| <text:s/>(4, 'revestimento'),</text:p>
      <text:p text:style-name="P3">| <text:s text:c="5"/>|---- ceramico</text:p>
      <text:p text:style-name="P3">| <text:s text:c="5"/>|---- madeira</text:p>
      <text:p text:style-name="P3">| <text:s text:c="5"/>|---- pedra</text:p>
      <text:p text:style-name="P3">| <text:s/>(5, 'pavimento'),</text:p>
      <text:p text:style-name="P3">| <text:s text:c="5"/>|---- ceramico</text:p>
      <text:p text:style-name="P3">| <text:s text:c="5"/>|---- madeira</text:p>
      <text:p text:style-name="P3"><text:soft-page-break/>| <text:s text:c="5"/>|---- pedra</text:p>
      <text:p text:style-name="P3">| <text:s/>(6, 'gesso'),</text:p>
      <text:p text:style-name="P3">| <text:s text:c="5"/>|---- tecto</text:p>
      <text:p text:style-name="P3">| <text:s text:c="5"/>|---- parede</text:p>
      <text:p text:style-name="P3">| <text:s/>(7, 'serralharia'),</text:p>
      <text:p text:style-name="P3">| <text:s text:c="5"/>|---- vão exterior</text:p>
      <text:p text:style-name="P3">| <text:s text:c="5"/>|---- estrutura</text:p>
      <text:p text:style-name="P3">| <text:s text:c="5"/>|---- elemento</text:p>
      <text:p text:style-name="P3">| <text:s/>(8, 'carpintaria'),</text:p>
      <text:p text:style-name="P3">| <text:s text:c="5"/>|---- mobiliario</text:p>
      <text:p text:style-name="P3">| <text:s text:c="5"/>|---- elemento</text:p>
      <text:p text:style-name="P3">| <text:s/>(9, 'pintura'),</text:p>
      <text:p text:style-name="P3">| <text:s/>(10, 'elétrica'),</text:p>
      <text:p text:style-name="P3">| <text:s/>(11, 'hidráulica'),</text:p>
      <text:p text:style-name="P3">| <text:s/>(12, 'impermeabilização'),</text:p>
      <text:p text:style-name="P3">| <text:s/>(13, 'isolamento'),</text:p>
      <text:p text:style-name="P3"/>
      <text:p text:style-name="P3"/>
      <text:p text:style-name="P3"/>
      <text:p text:style-name="P3"/>
      <text:p text:style-name="P3">User controller-</text:p>
      <text:p text:style-name="P3">- public function all_users() - retorna a view users.home</text:p>
      <text:p text:style-name="P3">- public function viewUser($id) - retorna a view users.all_users e passa algumas variáveis para essa view</text:p>
      <text:p text:style-name="P3">- public function getAllUsersInfo() - retorna da base de dados as informações dos users</text:p>
      <text:p text:style-name="P3">- public function viewUser($id) - mostra um user por ID</text:p>
      <text:p text:style-name="P3">- public function editUser(Request $request) - editar as informações de um usuário existente com base nos dados fornecidos pelo formulário de edição ALTERAR, TEM FOTO</text:p>
      <text:p text:style-name="P3">- public function deleteUser($id) - apaga um user por ID</text:p>
      <text:p text:style-name="P3">- public function addUser() - retorna a view para adicionar um user</text:p>
      <text:p text:style-name="P3">- public function createUser(Request $request) - lógica para criar um novo user com os dados recebidos do orm, insere-o na base de dados e retorna a view home_all_users</text:p>
      <text:p text:style-name="P3">- public function resetPass() - retorna a view para dar reset à password</text:p>
      <text:p text:style-name="P3"/>
      <text:p text:style-name="P3">TasksController</text:p>
      <text:p text:style-name="P3">- <text:s/>public function all_tasks() - retorna todas as tarefas e retorna a view com todas as tarefas</text:p>
      <text:p text:style-name="P3">- <text:s/>public function viewTask($id) - retorna uma tarefa por ID e retorna a view com todas essa tarefa</text:p>
      <text:p text:style-name="P3">- <text:s/>public function deleteTask($id) - apaga uma tarefa por ID</text:p>
      <text:p text:style-name="P3">- protected function getAllTasks() - retorna todas as tarefas com os users que as adicionaram e retorna a view com todas as tarefas e users</text:p>
      <text:p text:style-name="P3">- public function addTask() - retorna a view para adicionar nova tarefa</text:p>
      <text:p text:style-name="P3">- public function storeTask(Request $request) - adicionar a tarefa a base de dados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Poppins" svg:font-family="Poppins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" style:font-family-generic="system" style:font-pitch="variable"/>
    <style:font-face style:name="source-code-pro" svg:font-family="source-code-pr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PT" style:letter-kerning="true" style:font-name-asian="NSimSun1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1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ource-code-pro" style:font-family-complex="source-code-pro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ource-code-pro" style:font-family-complex="source-code-pro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ource-code-pro" style:font-family-complex="source-code-pro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ource-code-pro" style:font-family-complex="source-code-pro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8:28:32.282000000</meta:creation-date>
    <dc:date>2023-06-23T16:01:02.643000000</dc:date>
    <meta:editing-duration>PT3H36M25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90" meta:word-count="440" meta:character-count="3019" meta:non-whitespace-character-count="2516"/>
  </office:meta>
</office:document-meta>
</file>